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74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news.mit.edu/2012/graphene-water-desalination-0702" text:style-name="Internet_20_link" text:visited-style-name="Visited_20_Internet_20_Link">https://news.mit.edu/2012/graphene-water-desalination-0702</text:a></text:p>
      <text:p text:style-name="Standard"/>
      <text:p text:style-name="Standard"><text:a xlink:type="simple" xlink:href="https://www.businessinsider.com/lockheed-martin-desalination-graphene-filters-2013-3?op=1" text:style-name="Internet_20_link" text:visited-style-name="Visited_20_Internet_20_Link">https://www.businessinsider.com/lockheed-martin-desalination-graphene-filters-2013-3?op=1</text:a></text:p>
      <text:p text:style-name="Standard"/>
      <text:p text:style-name="Standard"><text:a xlink:type="simple" xlink:href="https://www.sciencedirect.com/science/article/abs/pii/S0011916420315307" text:style-name="Internet_20_link" text:visited-style-name="Visited_20_Internet_20_Link">https://www.sciencedirect.com/science/article/abs/pii/S0011916420315307</text:a></text:p>
      <text:p text:style-name="Standard"/>
      <text:p text:style-name="Standard"><text:a xlink:type="simple" xlink:href="https://pubmed.ncbi.nlm.nih.gov/24285308/" text:style-name="Internet_20_link" text:visited-style-name="Visited_20_Internet_20_Link">https://pubmed.ncbi.nlm.nih.gov/24285308/</text:a></text:p>
      <text:p text:style-name="Standard"/>
      <text:p text:style-name="Standard"><text:a xlink:type="simple" xlink:href="https://tore-says-show.simplecast.com/episodes/mon-25-may-the-b-fdtSSHes?t=0h23m43s" text:style-name="Internet_20_link" text:visited-style-name="Visited_20_Internet_20_Link">https://tore-says-show.simplecast.com/episodes/mon-25-may-the-b-fdtSSHes?t=0h23m43s</text:a></text:p>
      <text:p text:style-name="Standard"/>
      <text:p text:style-name="Standard"><text:a xlink:type="simple" xlink:href="https://cbmm.com/en/Our-Company/Noticias/Articles/CBMM-investe-em-empresa-de-grafeno" text:style-name="Internet_20_link" text:visited-style-name="Visited_20_Internet_20_Link">https://cbmm.com/en/Our-Company/Noticias/Articles/CBMM-investe-em-empresa-de-grafeno</text:a></text:p>
      <text:p text:style-name="Standard"/>
      <text:p text:style-name="Standard"><text:a xlink:type="simple" xlink:href="https://www.graphene-info.com/graphene-water-treatment" text:style-name="Internet_20_link" text:visited-style-name="Visited_20_Internet_20_Link">https://www.graphene-info.com/graphene-water-treatment</text:a></text:p>
      <text:p text:style-name="Standard"/>
      <text:p text:style-name="Standard"><text:a xlink:type="simple" xlink:href="https://www.graphene-info.com/graphene-batteries" text:style-name="Internet_20_link" text:visited-style-name="Visited_20_Internet_20_Link">https://www.graphene-info.com/graphene-batteries</text:a></text:p>
      <text:p text:style-name="Standard"/>
      <text:p text:style-name="Standard"><text:a xlink:type="simple" xlink:href="https://www.graphene-info.com/" text:style-name="Internet_20_link" text:visited-style-name="Visited_20_Internet_20_Link">https://www.graphene-info.com/</text:a></text:p>
      <text:p text:style-name="Standard"/>
      <text:p text:style-name="P1"><text:a xlink:type="simple" xlink:href="https://news.mit.edu/2018/manufacturing-graphene-rolls-ultrathin-membranes-0418" text:style-name="Internet_20_link" text:visited-style-name="Visited_20_Internet_20_Link">https://news.mit.edu/2018/manufacturing-graphene-rolls-ultrathin-membranes-0418</text:a></text:p>
      <text:p text:style-name="P1"/>
      <text:p text:style-name="Standard"><text:a xlink:type="simple" xlink:href="https://catalog.graphene-info.com/view/41/DZP-GINK" text:style-name="Internet_20_link" text:visited-style-name="Visited_20_Internet_20_Link">https://catalog.graphene-info.com/view/41/DZP-GINK</text:a></text:p>
      <text:p text:style-name="Standard"/>
      <text:p text:style-name="Standard"><text:a xlink:type="simple" xlink:href="https://catalog.graphene-info.com/view/36/HD-GNP-INK" text:style-name="Internet_20_link" text:visited-style-name="Visited_20_Internet_20_Link">https://catalog.graphene-info.com/view/36/HD-GNP-INK</text:a></text:p>
      <text:p text:style-name="Standard"/>
      <text:p text:style-name="Standard"><text:a xlink:type="simple" xlink:href="https://pdxscholar.library.pdx.edu/cgi/viewcontent.cgi?article=1027&amp;context=mcecs_mentoring" text:style-name="Internet_20_link" text:visited-style-name="Visited_20_Internet_20_Link">https://pdxscholar.library.pdx.edu/cgi/viewcontent.cgi?article=1027&amp;context=mcecs_mentoring</text:a></text:p>
      <text:p text:style-name="Standard"/>
      <text:p text:style-name="Standard"><text:a xlink:type="simple" xlink:href="https://phys.org/news/2021-02-graphene-nano-origami-tiniest-microchips.html" text:style-name="Internet_20_link" text:visited-style-name="Visited_20_Internet_20_Link">https://phys.org/news/2021-02-graphene-nano-origami-tiniest-microchips.html</text:a></text:p>
      <text:p text:style-name="Standard"/>
      <text:p text:style-name="Standard"><text:a xlink:type="simple" xlink:href="https://www.rutgers.edu/news/quantum-materials-quest-could-benefit-graphene-buckles" text:style-name="Internet_20_link" text:visited-style-name="Visited_20_Internet_20_Link">https://www.rutgers.edu/news/quantum-materials-quest-could-benefit-graphene-buckles</text:a></text:p>
      <text:p text:style-name="Standard"/>
      <text:p text:style-name="Standard"><text:a xlink:type="simple" xlink:href="https://news.stanford.edu/2019/07/25/new-quantum-trick-graphene-magnetism/" text:style-name="Internet_20_link" text:visited-style-name="Visited_20_Internet_20_Link">https://news.stanford.edu/2019/07/25/new-quantum-trick-graphene-magnetism/</text:a></text:p>
      <text:p text:style-name="Standard"/>
      <text:p text:style-name="Standard"><text:a xlink:type="simple" xlink:href="https://scitechdaily.com/tiny-twists-mapped-in-magic-angle-graphene-could-enable-quantum-computing-devices/" text:style-name="Internet_20_link" text:visited-style-name="Visited_20_Internet_20_Link">https://scitechdaily.com/tiny-twists-mapped-in-magic-angle-graphene-could-enable-quantum-computing-devices/</text:a></text:p>
      <text:p text:style-name="Standard"/>
      <text:p text:style-name="Standard"><text:a xlink:type="simple" xlink:href="https://grapheneindustry.org.au/2019/01/quantum-computing-graphene-based-qubit/" text:style-name="Internet_20_link" text:visited-style-name="Visited_20_Internet_20_Link">https://grapheneindustry.org.au/2019/01/quantum-computing-graphene-based-qubit/</text:a></text:p>
      <text:p text:style-name="Standard"/>
      <text:p text:style-name="Standard"><text:a xlink:type="simple" xlink:href="https://phys.org/news/2020-07-diamonds-hidden-currents-graphene.html" text:style-name="Internet_20_link" text:visited-style-name="Visited_20_Internet_20_Link">https://phys.org/news/2020-07-diamonds-hidden-currents-graphene.html</text:a></text:p>
      <text:p text:style-name="Standard"/>
      <text:p text:style-name="Standard"><text:a xlink:type="simple" xlink:href="https://www.gao.gov/assets/gao-20-128sp.pdf" text:style-name="Internet_20_link" text:visited-style-name="Visited_20_Internet_20_Link">https://www.gao.gov/assets/gao-20-128sp.pdf</text:a></text:p>
      <text:p text:style-name="Standard"/>
      <text:p text:style-name="Standard"><text:a xlink:type="simple" xlink:href="https://news.mit.edu/2012/graphene-water-desalination-0702" text:style-name="Internet_20_link" text:visited-style-name="Visited_20_Internet_20_Link">https://news.mit.edu/2012/graphene-water-desalination-0702</text:a></text:p>
      <text:p text:style-name="Standard"/>
      <text:p text:style-name="Standard"><text:a xlink:type="simple" xlink:href="https://www.nature.com/articles/am2017135" text:style-name="Internet_20_link" text:visited-style-name="Visited_20_Internet_20_Link">https://www.nature.com/articles/am2017135</text:a></text:p>
      <text:p text:style-name="Standard"/>
      <text:p text:style-name="Standard"><text:a xlink:type="simple" xlink:href="https://www.sciencedirect.com/science/article/abs/pii/S0278691520308541?via%3Dihub" text:style-name="Internet_20_link" text:visited-style-name="Visited_20_Internet_20_Link">https://www.sciencedirect.com/science/article/abs/pii/S0278691520308541?via%3Dihub</text:a></text:p>
      <text:p text:style-name="Standard"/>
      <text:p text:style-name="Standard"><text:a xlink:type="simple" xlink:href="https://vuir.vu.edu.au/37043/1/anti-fouling_graphene-based_membranes.pdf" text:style-name="Internet_20_link" text:visited-style-name="Visited_20_Internet_20_Link">https://vuir.vu.edu.au/37043/1/anti-fouling_graphene-based_membranes.pdf</text:a></text:p>
      <text:p text:style-name="Standard"/>
      <text:p text:style-name="Standard"><text:soft-page-break/><text:a xlink:type="simple" xlink:href="https://generalgraphenecorp.com/wp-content/uploads/2021/01/Water-desalination-using-nanoporous-single-layer-graphene.pdf" text:style-name="Internet_20_link" text:visited-style-name="Visited_20_Internet_20_Link">https://generalgraphenecorp.com/wp-content/uploads/2021/01/Water-desalination-using-nanoporous-single-layer-graphene.pdf</text:a></text:p>
      <text:p text:style-name="Standard"/>
      <text:p text:style-name="Standard"><text:a xlink:type="simple" xlink:href="https://www.ft.com/content/d768030e-d8ec-11e7-9504-59efdb70e12f" text:style-name="Internet_20_link" text:visited-style-name="Visited_20_Internet_20_Link">https://www.ft.com/content/d768030e-d8ec-11e7-9504-59efdb70e12f</text:a></text:p>
      <text:p text:style-name="Standard"/>
      <text:p text:style-name="Standard"><text:a xlink:type="simple" xlink:href="https://catalog.graphene-info.com/browse/graphene-inks" text:style-name="Internet_20_link" text:visited-style-name="Visited_20_Internet_20_Link">https://catalog.graphene-info.com/browse/graphene-inks</text:a></text:p>
      <text:p text:style-name="Standard"/>
      <text:p text:style-name="Standard"><text:a xlink:type="simple" xlink:href="https://www.graphene-info.com/graphene-ink-used-printing-rf-antenna-suitable-rfid-and-sensors" text:style-name="Internet_20_link" text:visited-style-name="Visited_20_Internet_20_Link">https://www.graphene-info.com/graphene-ink-used-printing-rf-antenna-suitable-rfid-and-sensors</text:a></text:p>
      <text:p text:style-name="Standard"/>
      <text:p text:style-name="Standard"><text:a xlink:type="simple" xlink:href="https://www.sbir.gov/node/1654355" text:style-name="Internet_20_link" text:visited-style-name="Visited_20_Internet_20_Link">https://www.sbir.gov/node/1654355</text:a></text:p>
      <text:p text:style-name="Standard"/>
      <text:p text:style-name="Standard"><text:a xlink:type="simple" xlink:href="https://star-int.net/" text:style-name="Internet_20_link" text:visited-style-name="Visited_20_Internet_20_Link">https://star-int.net/</text:a></text:p>
      <text:p text:style-name="Standard"/>
      <text:p text:style-name="Standard"><text:a xlink:type="simple" xlink:href="http://cmferesearch.com/haydale-graphene-development-star-rfid/10845/" text:style-name="Internet_20_link" text:visited-style-name="Visited_20_Internet_20_Link">http://cmferesearch.com/haydale-graphene-development-star-rfid/10845/</text:a></text:p>
      <text:p text:style-name="Standard"/>
      <text:p text:style-name="Standard"><text:a xlink:type="simple" xlink:href="https://haydale.com/news/haydale-supplies-graphene-for-worlds-first-graphene-skinned-plane/" text:style-name="Internet_20_link" text:visited-style-name="Visited_20_Internet_20_Link">https://haydale.com/news/haydale-supplies-graphene-for-worlds-first-graphene-skinned-plane/</text:a></text:p>
      <text:p text:style-name="Standard"/>
      <text:p text:style-name="Standard"><text:a xlink:type="simple" xlink:href="https://3dprint.com/61659/graphene-ink-capabilities/" text:style-name="Internet_20_link" text:visited-style-name="Visited_20_Internet_20_Link">https://3dprint.com/61659/graphene-ink-capabilities/</text:a></text:p>
      <text:p text:style-name="Standard"/>
      <text:p text:style-name="Standard"><text:a xlink:type="simple" xlink:href="https://www.fastcompany.com/40515301/kodaks-pivot-to-crypto-seems-to-be-working-out-quite-nicely" text:style-name="Internet_20_link" text:visited-style-name="Visited_20_Internet_20_Link">https://www.fastcompany.com/40515301/kodaks-pivot-to-crypto-seems-to-be-working-out-quite-nicely</text:a></text:p>
      <text:p text:style-name="Standard"/>
      <text:p text:style-name="Standard"><text:a xlink:type="simple" xlink:href="https://www.buildingsmart.org/ifc-maritime-project/" text:style-name="Internet_20_link" text:visited-style-name="Visited_20_Internet_20_Link">https://www.buildingsmart.org/ifc-maritime-project/</text:a></text:p>
      <text:p text:style-name="Standard"/>
      <text:p text:style-name="Standard"><text:a xlink:type="simple" xlink:href="https://www.jacobs.com/newsroom/news/jacobs-completes-ch2m-acquisition-creating-15-billion-professional-services-leader" text:style-name="Internet_20_link" text:visited-style-name="Visited_20_Internet_20_Link">https://www.jacobs.com/newsroom/news/jacobs-completes-ch2m-acquisition-creating-15-billion-professional-services-leader</text:a></text:p>
      <text:p text:style-name="Standard"/>
      <text:p text:style-name="Standard"><text:a xlink:type="simple" xlink:href="https://www.jacobs.com/node/13721" text:style-name="Internet_20_link" text:visited-style-name="Visited_20_Internet_20_Link">https://www.jacobs.com/node/13721</text:a></text:p>
      <text:p text:style-name="Standard"/>
      <text:p text:style-name="Standard"><text:a xlink:type="simple" xlink:href="https://www.jacobs.com/newsroom/news/university-of-manchester-national-graphene-institute-wins-royal-institute-of-british-architects-national-award" text:style-name="Internet_20_link" text:visited-style-name="Visited_20_Internet_20_Link">https://www.jacobs.com/newsroom/news/university-of-manchester-national-graphene-institute-wins-royal-institute-of-british-architects-national-award</text:a></text:p>
      <text:p text:style-name="Standard"/>
      <text:p text:style-name="Standard"><text:a xlink:type="simple" xlink:href="https://www.news-medical.net/news/20210302/Graphene-oxide-silver-nanoparticles-shown-to-rapidly-neutralize-RNA-viruses.aspx" text:style-name="Internet_20_link" text:visited-style-name="Visited_20_Internet_20_Link">https://www.news-medical.net/news/20210302/Graphene-oxide-silver-nanoparticles-shown-to-rapidly-neutralize-RNA-viruses.aspx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4:54:31.564010353</meta:creation-date>
    <dc:date>2023-09-12T02:30:18.118316581</dc:date>
    <meta:editing-duration>PT1M3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9" meta:word-count="39" meta:character-count="2777" meta:non-whitespace-character-count="2777"/>
  </office:meta>
</office:document-meta>
</file>